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92ee4"/>
    </style:style>
    <style:style style:name="P2" style:family="paragraph" style:parent-style-name="Text_20_body">
      <style:text-properties officeooo:paragraph-rsid="00095ef0"/>
    </style:style>
    <style:style style:name="P3" style:family="paragraph" style:parent-style-name="Text_20_body">
      <style:text-properties fo:font-variant="normal" fo:text-transform="none" fo:letter-spacing="normal" fo:font-style="normal" fo:font-weight="normal"/>
    </style:style>
    <style:style style:name="P4" style:family="paragraph" style:parent-style-name="Text_20_body">
      <style:text-properties fo:font-variant="normal" fo:text-transform="none" fo:color="#000000" style:font-name="inherit" fo:font-size="19.5pt" fo:letter-spacing="normal" fo:font-style="normal" fo:font-weight="normal" officeooo:paragraph-rsid="00095ef0"/>
    </style:style>
    <style:style style:name="P5" style:family="paragraph" style:parent-style-name="Text_20_body">
      <style:paragraph-properties fo:margin-top="0cm" fo:margin-bottom="0cm" loext:contextual-spacing="false" fo:line-height="100%"/>
    </style:style>
    <style:style style:name="P6" style:family="paragraph" style:parent-style-name="Text_20_body">
      <style:paragraph-properties fo:margin-top="0.319cm" fo:margin-bottom="0.319cm" loext:contextual-spacing="false" style:line-height-at-least="0.529cm" fo:orphans="2" fo:widows="2"/>
      <style:text-properties fo:font-variant="normal" fo:text-transform="none" fo:letter-spacing="normal" fo:font-style="normal" fo:font-weight="normal"/>
    </style:style>
    <style:style style:name="P7" style:family="paragraph" style:parent-style-name="Text_20_body">
      <style:paragraph-properties fo:margin-top="0.319cm" fo:margin-bottom="0.319cm" loext:contextual-spacing="false" style:line-height-at-least="0.529cm" fo:orphans="2" fo:widows="2"/>
      <style:text-properties fo:font-variant="normal" fo:text-transform="none" fo:letter-spacing="normal" fo:font-style="normal" fo:font-weight="normal" officeooo:paragraph-rsid="0007c942"/>
    </style:style>
    <style:style style:name="P8" style:family="paragraph" style:parent-style-name="Text_20_body">
      <style:paragraph-properties fo:margin-top="0.319cm" fo:margin-bottom="0.319cm" loext:contextual-spacing="false" style:line-height-at-least="0.529cm" fo:orphans="2" fo:widows="2"/>
      <style:text-properties fo:font-variant="normal" fo:text-transform="none" fo:letter-spacing="normal" fo:font-style="normal" fo:font-weight="normal" officeooo:rsid="0007c942" officeooo:paragraph-rsid="0007c942"/>
    </style:style>
    <style:style style:name="P9"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000000" fo:letter-spacing="normal"/>
    </style:style>
    <style:style style:name="P10"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000000" style:font-name="opensans" fo:font-size="9.75pt" fo:letter-spacing="normal" fo:font-style="normal" fo:font-weight="normal"/>
    </style:style>
    <style:style style:name="P11" style:family="paragraph" style:parent-style-name="Text_20_body">
      <style:paragraph-properties fo:margin-left="0cm" fo:margin-right="0cm" fo:margin-top="0cm" fo:margin-bottom="0.238cm" loext:contextual-spacing="false" fo:orphans="2" fo:widows="2" fo:text-indent="0cm" style:auto-text-indent="false"/>
      <style:text-properties officeooo:paragraph-rsid="00099d08"/>
    </style:style>
    <style:style style:name="P12" style:family="paragraph" style:parent-style-name="Heading_20_3">
      <style:paragraph-properties fo:margin-left="0cm" fo:margin-right="0cm" fo:margin-top="0.318cm" fo:margin-bottom="0.318cm" loext:contextual-spacing="false" style:line-height-at-least="0.529cm" fo:orphans="2" fo:widows="2" fo:text-indent="0cm" style:auto-text-indent="false"/>
    </style:style>
    <style:style style:name="P13" style:family="paragraph" style:parent-style-name="Heading_20_3">
      <style:paragraph-properties fo:margin-left="0cm" fo:margin-right="0cm" fo:margin-top="0.318cm" fo:margin-bottom="0.318cm" loext:contextual-spacing="false" style:line-height-at-least="0.529cm" fo:orphans="2" fo:widows="2" fo:text-indent="0cm" style:auto-text-indent="false"/>
      <style:text-properties fo:font-variant="normal" fo:text-transform="none" fo:color="#000000" style:font-name="inherit" fo:font-size="13.5pt" fo:letter-spacing="normal" fo:font-style="normal" fo:font-weight="normal"/>
    </style:style>
    <style:style style:name="P14" style:family="paragraph" style:parent-style-name="Text_20_body" style:list-style-name="L1">
      <style:paragraph-properties fo:margin-left="0cm" fo:margin-right="0.053cm" fo:margin-top="0.053cm" fo:margin-bottom="0.053cm" loext:contextual-spacing="false" style:line-height-at-least="0.37cm" fo:orphans="2" fo:widows="2" fo:text-indent="0cm" style:auto-text-indent="false" fo:padding="0cm" fo:border="none"/>
    </style:style>
    <style:style style:name="T1" style:family="text">
      <style:text-properties officeooo:rsid="0007c942"/>
    </style:style>
    <style:style style:name="T2" style:family="text">
      <style:text-properties fo:font-weight="bold" style:font-weight-asian="bold" style:font-weight-complex="bold"/>
    </style:style>
    <style:style style:name="T3" style:family="text">
      <style:text-properties fo:font-weight="bold" officeooo:rsid="0007c942" style:font-weight-asian="bold" style:font-weight-complex="bold"/>
    </style:style>
    <style:style style:name="T4" style:family="text">
      <style:text-properties fo:font-variant="normal" fo:text-transform="none" fo:letter-spacing="normal"/>
    </style:style>
    <style:style style:name="T5" style:family="text">
      <style:text-properties fo:font-variant="normal" fo:text-transform="none" fo:letter-spacing="normal" officeooo:rsid="0007c942"/>
    </style:style>
    <style:style style:name="T6" style:family="text">
      <style:text-properties fo:font-variant="normal" fo:text-transform="none" fo:color="#000000" style:font-name="inherit" fo:font-size="13.5pt" fo:letter-spacing="normal" fo:font-style="normal" fo:font-weight="normal"/>
    </style:style>
    <style:style style:name="T7" style:family="text">
      <style:text-properties fo:font-variant="normal" fo:text-transform="none" fo:color="#000000" style:font-name="opensans" fo:font-size="9.75pt" fo:letter-spacing="normal" fo:font-style="normal" fo:font-weight="normal"/>
    </style:style>
    <style:style style:name="T8" style:family="text">
      <style:text-properties fo:font-variant="normal" fo:text-transform="none" fo:color="#17568c" style:text-line-through-style="none" style:text-line-through-type="none" style:font-name="inherit" fo:font-size="13.5pt" fo:letter-spacing="normal" fo:font-style="normal" style:text-underline-style="none" fo:font-weight="normal" style:text-blinking="false"/>
    </style:style>
    <style:style style:name="T9" style:family="text">
      <style:text-properties fo:font-variant="normal" fo:text-transform="none" fo:color="#17568c" style:text-line-through-style="none" style:text-line-through-type="none" style:font-name="opensans" fo:font-size="9.75pt" fo:letter-spacing="normal" fo:font-style="normal" style:text-underline-style="none" fo:font-weight="normal" style:text-blinking="false" loext:padding="0cm" loext:border="none"/>
    </style:style>
    <style:style style:name="T10" style:family="text">
      <style:text-properties style:font-name="opensans" fo:font-size="9.75pt"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index.php/component/finder/search" xlink:type="simple">
          <form:properties>
            <form:property form:property-name="PropertyChangeNotificationEnabled" office:value-type="boolean" office:boolean-value="true"/>
          </form:properties>
        </form:form>
        <form:form form:name="lang" form:apply-filter="true" form:method="post" form:control-implementation="ooo:com.sun.star.form.component.Form" office:target-frame="" xlink:href="http://webpicid.com/" xlink:type="simple">
          <form:properties>
            <form:property form:property-name="PropertyChangeNotificationEnabled" office:value-type="boolean" office:boolean-value="true"/>
          </form:properties>
        </form:form>
        <form:form form:name="lang" form:apply-filter="true" form:method="post" form:control-implementation="ooo:com.sun.star.form.component.Form" office:target-frame="" xlink:href="http://webpicid.com/"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index.php/component/finder/search" xlink:type="simple">
          <form:properties>
            <form:property form:property-name="PropertyChangeNotificationEnabled" office:value-type="boolean" office:boolean-value="true"/>
          </form:properties>
        </form:form>
        <form:form form:name="lang" form:apply-filter="true" form:method="post" form:control-implementation="ooo:com.sun.star.form.component.Form" office:target-frame="" xlink:href="http://webpicid.com/index.php/about-us" xlink:type="simple">
          <form:properties>
            <form:property form:property-name="PropertyChangeNotificationEnabled" office:value-type="boolean" office:boolean-value="true"/>
          </form:properties>
        </form:form>
        <form:form form:name="lang" form:apply-filter="true" form:method="post" form:control-implementation="ooo:com.sun.star.form.component.Form" office:target-frame="" xlink:href="http://webpicid.com/index.php/about-u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Us3A%2F%2Fwww.amazon.ca%2F%3Fref_%3Dnav_custrec_signin&amp;prevRID=KGXBMX60VJ3NVPVH4489&amp;openid.assoc_handle=caflex&amp;openid.mode=checkid_setup&amp;openid.ns.pape=http%3A%2F%2Fspecs.openid.net%2Fextensions%2Fpape%2F1.0&amp;prepopulatedLoginId=&amp;failedSignInCount=0&amp;create=0&amp;openid.claimed_id=http%3A%2F%2Fspecs.openid.net%2Fauth%2F2.0%2Fidentifier_select&amp;email=raygrace%40webpicid.com&amp;openid.</text:h>
      <text:p text:style-name="P5">WebPicID was founded in February 2008 to provide individuals with more privacy, a safe way to make online purchases, and secure way to send and receive messages.</text:p>
      <text:p text:style-name="P3"/>
      <text:p text:style-name="P3">Mission Statement</text:p>
      <text:p text:style-name="P6">Our goal is to reduce Reduce I<text:span text:style-name="T1">D</text:span> <text:span text:style-name="T1">T</text:span>heft Fraud Losses.</text:p>
      <text:p text:style-name="P7"><text:span text:style-name="T1">Six</text:span> <text:span text:style-name="T1">million Americans lost an average of $1000.00 to ID Theft Fraud in 2017.</text:span></text:p>
      <text:p text:style-name="P8">Online Merchants lost 9 billion to ID Theft Fraud in 2017.</text:p>
      <text:p text:style-name="P7">We can reduce the identity theft fraud losses for individuals and <text:span text:style-name="T1">organizations by at least 50%.</text:span></text:p>
      <text:p text:style-name="P6">Our <text:span text:style-name="T2">services</text:span> are unique and inexpensive.</text:p>
      <text:p text:style-name="P6">We <text:span text:style-name="T1">can </text:span>protect you, <text:span text:style-name="T3">your</text:span><text:span text:style-name="T2"> family; including children,</text:span> <text:span text:style-name="T1">and your organization</text:span>.</text:p>
      <text:p text:style-name="P6">A family is defined as at least one adult and one or more other persons living at the same address.</text:p>
      <text:p text:style-name="P6"><text:span text:style-name="T1">Organizations</text:span> using our services will <text:span text:style-name="T2">reduce costs</text:span> and get access to <text:span text:style-name="T2">new markets</text:span>. <text:s/></text:p>
      <text:p text:style-name="P1"><text:soft-page-break/>Our Privacy Policy is unique. </text:p>
      <text:p text:style-name="P2">Your personal <text:span text:style-name="T1">and business </text:span>information is your property. <text:span text:style-name="T4">WebPicID doe</text:span><text:span text:style-name="T5">s</text:span><text:span text:style-name="T4"> not sell it or share it with other </text:span><text:span text:style-name="T5">organizations. </text:span><text:a xlink:type="simple" xlink:href="http://webpicid.com/index.php/f-a-q" text:style-name="Internet_20_link" text:visited-style-name="Visited_20_Internet_20_Link"><text:span text:style-name="T5">F.A.Q</text:span></text:a></text:p>
      <text:p text:style-name="P4">Member Services</text:p>
      <text:h text:style-name="P12" text:outline-level="3"><text:span text:style-name="T6"><text:line-break/></text:span><text:a xlink:type="simple" xlink:href="http://webpicid.com/index.php/member-services?id=42" text:style-name="Internet_20_link" text:visited-style-name="Visited_20_Internet_20_Link"><text:span text:style-name="T8">Act as an Agent </text:span></text:a><text:span text:style-name="T6"> for WebPicID   </text:span></text:h>
      <text:p text:style-name="P9">     <text:span text:style-name="T10">MAKE MONEY WORKING FOR WEBPICID  </text:span></text:p>
      <text:h text:style-name="P12" text:outline-level="3"><text:a xlink:type="simple" xlink:href="http://webpicid.com/index.php/member-services?id=43" text:style-name="Internet_20_link" text:visited-style-name="Visited_20_Internet_20_Link"><text:span text:style-name="T8">Family Protection</text:span></text:a></text:h>
      <text:p text:style-name="P9">     <text:span text:style-name="T10">Protect your children and family.  Identity Theft Fraud Loss reduction<text:line-break/>     Reduce ID theft losses by at least 50% and related ID Theft Loss costs.  </text:span></text:p>
      <text:h text:style-name="P13" text:outline-level="3">Organization sign Up as a WebPicID Merchant</text:h>
      <text:p text:style-name="P9">     <text:span text:style-name="T10">Reduce ID theft losses by at least 50% and operating costs associated with Id Theft Fraud loss</text:span></text:p>
      <text:h text:style-name="P12" text:outline-level="3"><text:a xlink:type="simple" xlink:href="http://webpicid.com/index.php/member-services?id=53" text:style-name="Internet_20_link" text:visited-style-name="Visited_20_Internet_20_Link"><text:span text:style-name="T8">Payment options and reporting</text:span></text:a></text:h>
      <text:p text:style-name="P9">     <text:span text:style-name="T10">All payments are made at a bank in cash.     The amount of the invoice rounded to the nearest $10.00 plus a tracking amount,     The rounding is credited to their account along with the tracking amount.     Members are responsible for bank fees charged for deposits.</text:span></text:p>
      <text:h text:style-name="P12" text:outline-level="3"><text:span text:style-name="T6"><text:line-break/></text:span><text:a xlink:type="simple" xlink:href="http://webpicid.com/index.php/member-services?id=74" text:style-name="Internet_20_link" text:visited-style-name="Visited_20_Internet_20_Link"><text:span text:style-name="T8">Refer an organization  </text:span></text:a><text:span text:style-name="T6">    Make Money working for WebPicID</text:span></text:h>
      <text:p text:style-name="P10"><text:line-break/>     Any Member who refers an organization to sign up with WebPicID is paid a fee.  The Merchant must acknowledge the Member as the person that referred them to WebPicID.  </text:p>
      <text:h text:style-name="P12" text:outline-level="3"><text:a xlink:type="simple" xlink:href="http://webpicid.com/index.php/member-services?id=53" text:style-name="Internet_20_link" text:visited-style-name="Visited_20_Internet_20_Link"><text:span text:style-name="T8">Safe Purchase</text:span></text:a></text:h>
      <text:p text:style-name="P11"><text:span text:style-name="T7"><text:line-break/>     This is a non bank card online payment option.  Find something that you want to buy online and WebPicID will buy if for you.  Members age 5 and up can use this service.  goods and services purchased by children are sent to the Parent/Guardian.  Secure Message       Members can create a secure message for anyine and send it.   It never leaves the secure envelope of WebPicID's secure server.  The Member must advise the recipient that they have a Secure Message at WebPicID.com.<text:line-break/>Share WebPicID using social media with an organization.     Members receive a one pool entry for each organization share until the pool closes.  The pool c;loses when the organization becomes a Merchant..  Members receive a share of the ID Theft Loss Reduction revenue for the Merchant.<text:line-break/>Identity Theft Fraud Loss Reduction for Merchants<text:line-break/></text:span><text:soft-page-break/><text:span text:style-name="T7">Individuals receive a Notification every time that their identity is used at a WebPicID Merchant.The Merchant does not ship the goods or services until the sale is Authorized. There are four possible responses to a Notification.<text:line-break/>Authorized The individual verifies their identity and Authorizes the sale. Declined The individual verifies their identity and canceled the sale. IgnoredThe individual does not respond to the Notification. The goods and payment stay with the Merchant. FraudThe individual verifies their identity and declares a Fraud. The sale is canceled.Regardless of the response there is no fraud loss to either party.In the case of a Fraud: the sale is canceled.The date and time</text:span><text:a xlink:type="simple" xlink:href="https://easyweb.td.com/waw/ezw/servlet/ca.tdbank.banking.servlet.AutomaticTransferSelectionServlet?type=7" text:style-name="Internet_20_link" text:visited-style-name="Visited_20_Internet_20_Link">Set Up Pre-authorized Transfer Service</text:a><text:span text:style-name="T7"> of the fraud is documented.WebPicID sends a Fraud Report to the Member and the Merchant.In the case of Ignored the Merchant has the money and the product. It will be addressed later.<text:line-break/>Copyright RFG September 16, 2108</text:span></text:p>
      <text:list xml:id="list4051380402" text:style-name="L1">
        <text:list-item>
          <text:p text:style-name="P14"><text:a xlink:type="simple" xlink:href="http://webpicid.com/index.php/terms-and-conditons" text:style-name="Internet_20_link" text:visited-style-name="Visited_20_Internet_20_Link"><text:span text:style-name="T9">Terms and Conditons</text:span></text:a></text:p>
        </text:list-item>
        <text:list-item>
          <text:p text:style-name="P14"><text:a xlink:type="simple" xlink:href="http://webpicid.com/index.php/privacy-policy" text:style-name="Internet_20_link" text:visited-style-name="Visited_20_Internet_20_Link"><text:span text:style-name="T9">Privacy Policy</text:span></text:a></text:p>
        </text:list-item>
        <text:list-item>
          <text:p text:style-name="P14"><text:a xlink:type="simple" xlink:href="http://webpicid.com/index.php/f-a-q" text:style-name="Internet_20_link" text:visited-style-name="Visited_20_Internet_20_Link"><text:span text:style-name="T9">F.A.Q</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1:03:44.302486554</meta:creation-date>
    <meta:editing-duration>PT1H10M39S</meta:editing-duration>
    <meta:editing-cycles>3</meta:editing-cycles>
    <meta:generator>LibreOffice/6.0.6.2$Linux_X86_64 LibreOffice_project/00m0$Build-2</meta:generator>
    <dc:date>2018-12-17T11:29:07.606587769</dc:date>
    <meta:document-statistic meta:table-count="0" meta:image-count="0" meta:object-count="0" meta:page-count="3" meta:paragraph-count="29" meta:word-count="598" meta:character-count="4052" meta:non-whitespace-character-count="3396"/>
  </office:meta>
</office:document-meta>
</file>